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dustry-Light" svg:font-family="Industry-Ligh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9bb" officeooo:paragraph-rsid="000699bb"/>
    </style:style>
    <style:style style:name="P2" style:family="paragraph" style:parent-style-name="Standard">
      <style:text-properties fo:font-size="18pt" officeooo:rsid="000699bb" officeooo:paragraph-rsid="000699bb" style:font-size-asian="18pt" style:font-size-complex="18pt"/>
    </style:style>
    <style:style style:name="P3" style:family="paragraph" style:parent-style-name="Standard">
      <style:text-properties style:font-name="Industry-Light" officeooo:rsid="000699bb" officeooo:paragraph-rsid="000699bb"/>
    </style:style>
    <style:style style:name="P4" style:family="paragraph">
      <style:paragraph-properties fo:text-align="center"/>
    </style:style>
    <style:style style:name="T1" style:family="text">
      <style:text-properties style:font-name="Industry-Light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andBoxes</text:p>
      <text:p text:style-name="P1"/>
      <text:p text:style-name="P2">Sandboxing o aislamiento de procesos</text:p>
      <text:p text:style-name="P1"/>
      <text:p text:style-name="P1"><text:tab/><text:span text:style-name="T1">Este término también se utiliza en el terreno del desarrollo de [software](https://en.wikipedia.org/wiki/Sandbox_(software_development)). Por ejemplo, al hablar de un entorno de desarrollo y uno de pruebas, ya estamos trabajando con sandboxes pues cada uno de ellos nos aísla del servidor de producción. Y evidentemente, en ciberseguridad pues nos permite ejecutar un programa en un espacio cerrado y limitado y de esta forma no estamos dando acceso al resto de recursos sensibles del equipo.</text:span></text:p>
      <text:p text:style-name="P3"/>
      <text:p text:style-name="P3"><text:tab/>También existen los propios programas Sandbox (como [Sandboxie](https://github.com/sandboxie-plus/Sandboxie/releases)) cuyo propósito es ejecutar una aplicación en un entorno estanco que, en caso de error, no afecte a los demás programas.</text:p>
      <text:p text:style-name="P3"/>
      <text:p text:style-name="P3"><text:tab/>Incluso hay Sistemas Operativos como [Qubes OS](https://www.qubes-os.org/) que se autodefine como “un sistema operativo razonablemente seguro” basados completamente en la virtualización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dustry-Light" svg:font-family="Industry-Ligh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line text:anchor-type="paragraph" draw:z-index="0" draw:name="Línea horizontal 1" draw:style-name="Mgr1" draw:text-style-name="MP1" svg:x1="-0.113cm" svg:y1="0.198cm" svg:x2="17.111cm" svg:y2="0.198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18:02:16.754000000</meta:creation-date>
    <dc:date>2022-10-18T11:08:10.164724455</dc:date>
    <meta:editing-duration>PT1M49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5" meta:word-count="128" meta:character-count="964" meta:non-whitespace-character-count="838"/>
  </office:meta>
</office:document-meta>
</file>